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ffff00" fo:font-weight="normal" style:font-weight-asian="normal" style:font-weight-complex="normal"/>
    </style:style>
    <style:style style:name="ce11" style:family="table-cell" style:parent-style-name="Default">
      <style:text-properties fo:color="#ffff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x Stack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Stage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2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2"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2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8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8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8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8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8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8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8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8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8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8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8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8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Debuffs</text:p>
          </table:table-cell>
          <table:covered-table-cell table:number-columns-repeated="2" table:style-name="ce10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7.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tr and +20% Ignis Dmg Taken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Mag and +20% Glacies Dmg Taken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P Gain and +20% Fulgur Dmg Taken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Res and +20% Ventus Dmg Taken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Amr and +20% Terra Dmg Taken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Str, Mag, Amr, and Res, and +20% Lux Dmg Taken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% SP Gain and +20% Malum Dmg Taken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% Healing/Shield Received and +25% DoT Damage Taken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30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1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1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1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5% Healing/Shield Received</text:p>
          </table:table-cell>
          <table:table-cell/>
        </table:table-row>
        <table:table-row table:style-name="ro1">
          <table:table-cell table:style-name="ce1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1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4" office:value-type="string" calcext:value-type="string" table:number-columns-spanned="4" table:number-rows-spanned="1">
            <text:p>Sided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2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Global</text:p>
          </table:table-cell>
          <table:covered-table-cell table:number-columns-repeated="2" table:style-name="ce10"/>
          <table:covered-table-cell/>
        </table:table-row>
        <table:table-row table:style-name="ro1">
          <table:table-cell table:style-name="ce9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7:53:38.026297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8-12T17:53:44.523513138</dc:date>
    <meta:editing-duration>PT12H58M42S</meta:editing-duration>
    <meta:editing-cycles>83</meta:editing-cycles>
    <meta:generator>LibreOffice/25.2.4.3$Linux_X86_64 LibreOffice_project/33e196637044ead23f5c3226cde09b47731f7e27</meta:generator>
    <meta:document-statistic meta:table-count="1" meta:cell-count="214" meta:object-count="0"/>
  </office:meta>
</office:document-meta>
</file>